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🌟 <text:span text:style-name="T1">Celebrating the Success of Cyber-0-Day 2.0: A Cybersecurity Triumph! </text:span>🚀🌟</text:p>
      <text:p text:style-name="Standard"/>
      <text:p text:style-name="Standard">I'm excited to share the remarkable success of Cyber-0-Day 2.0, an event that truly elevated our understanding of cybersecurity and ethical hacking.</text:p>
      <text:p text:style-name="Standard"/>
      <text:p text:style-name="Standard">🔐 <text:span text:style-name="T1">Event Focus: </text:span>Over two thrilling days, we delved into the world of Cybersecurity and Ethical Hacking. From mastering Linux fundamentals to the art of cryptography, and from refining open-source intelligence and reconnaissance techniques to addressing web exploitation and binary exploitation, it was a whirlwind of learning and practical insights.</text:p>
      <text:p text:style-name="Standard"/>
      <text:p text:style-name="Standard">🙏<text:span text:style-name="T1">Gratitude:</text:span> A heartfelt thank you to our Faculty Coordinator, Dr. Gayathri R, the dedicated Organizing Committee, and our experienced Seniors. Your guidance, commitment, and wisdom were the pillars of our success.</text:p>
      <text:p text:style-name="Standard"/>
      <text:p text:style-name="Standard">🚀 <text:span text:style-name="T1">Stay Tuned:</text:span> Our journey continues! We have more exciting events and learning opportunities in the pipeline. Stay tuned for updates, and let's keep exploring, learning, and growing together.</text:p>
      <text:p text:style-name="Standard"/>
      <text:p text:style-name="Standard">Thank you to all who contributed to the success of Cyber-0-Day 2.0! 🎉👏 #CyberSecurity #EthicalHacking #EventSuccess #Gratitude #StayTun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21:51:33.931208068</meta:creation-date>
    <dc:date>2023-10-13T21:55:31.944138502</dc:date>
    <meta:editing-duration>PT3M58S</meta:editing-duration>
    <meta:editing-cycles>1</meta:editing-cycles>
    <meta:document-statistic meta:table-count="0" meta:image-count="0" meta:object-count="0" meta:page-count="1" meta:paragraph-count="6" meta:word-count="161" meta:character-count="1110" meta:non-whitespace-character-count="955"/>
    <meta:generator>LibreOffice/7.5.6.2$Linux_X86_64 LibreOffice_project/50$Build-2</meta:generator>
  </office:meta>
</office:document-meta>
</file>